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7BE2DFA91FF3BDF714.png" manifest:media-type="image/png"/>
  <manifest:file-entry manifest:full-path="Pictures/100003830000272A0000272A34B65F28A6F1C343.svg" manifest:media-type="image/svg+xml"/>
  <manifest:file-entry manifest:full-path="Pictures/100005A80000272A0000272A03C7B313BC674A12.svg" manifest:media-type="image/svg+xml"/>
  <manifest:file-entry manifest:full-path="Pictures/100000010000017B0000017BFE466D071986DC7D.png" manifest:media-type="image/png"/>
  <manifest:file-entry manifest:full-path="Pictures/1000052C0000272A0000272A4D97DDEE71524BE3.svg" manifest:media-type="image/svg+xml"/>
  <manifest:file-entry manifest:full-path="Pictures/100000010000017B0000017BAC4FCFEDF4F5FB48.png" manifest:media-type="image/png"/>
  <manifest:file-entry manifest:full-path="Pictures/100000010000017B0000017B8A29920CAD796AF1.png" manifest:media-type="image/png"/>
  <manifest:file-entry manifest:full-path="Pictures/1000065D0000272A0000272AB0122A6F8E43E38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Text Frame 1" draw:style-name="gr1" draw:text-style-name="P1" svg:width="2.7cm" svg:height="1.271cm" svg:x="2.983cm" svg:y="8.876cm"><draw:text-box><text:p>21</text:p></draw:text-box></draw:frame><draw:frame text:anchor-type="paragraph" draw:z-index="5" draw:name="Text Frame 2" draw:style-name="gr1" draw:text-style-name="P1" svg:width="2.7cm" svg:height="1.271cm" svg:x="2.983cm" svg:y="16.602cm"><draw:text-box><text:p>22</text:p><text:p/></draw:text-box></draw:frame><draw:frame text:anchor-type="paragraph" draw:z-index="6" draw:name="Text Frame 3" draw:style-name="gr1" draw:text-style-name="P1" svg:width="2.7cm" svg:height="1.271cm" svg:x="13.645cm" svg:y="8.955cm"><draw:text-box><text:p>23</text:p><text:p/></draw:text-box></draw:frame><draw:frame text:anchor-type="paragraph" draw:z-index="7" draw:name="Text Frame 4" draw:style-name="gr1" draw:text-style-name="P1" svg:width="2.7cm" svg:height="1.271cm" svg:x="13.804cm" svg:y="16.496cm"><draw:text-box><text:p>24</text:p><text:p/></draw:text-box></draw:frame><draw:frame draw:style-name="fr1" draw:name="Image1" text:anchor-type="char" svg:x="-1.699cm" svg:y="-1.455cm" svg:width="9.999cm" svg:height="9.999cm" draw:z-index="0"><draw:image xlink:href="Pictures/1000065D0000272A0000272AB0122A6F8E43E384.svg" xlink:type="simple" xlink:show="embed" xlink:actuate="onLoad" draw:mime-type="image/svg+xml"/><draw:image xlink:href="Pictures/100000010000017B0000017B8A29920CAD796AF1.png" xlink:type="simple" xlink:show="embed" xlink:actuate="onLoad" draw:mime-type="image/png"/></draw:frame><draw:frame draw:style-name="fr1" draw:name="Image2" text:anchor-type="char" svg:x="-1.672cm" svg:y="17.304cm" svg:width="9.999cm" svg:height="9.999cm" draw:z-index="1"><draw:image xlink:href="Pictures/1000052C0000272A0000272A4D97DDEE71524BE3.svg" xlink:type="simple" xlink:show="embed" xlink:actuate="onLoad" draw:mime-type="image/svg+xml"/><draw:image xlink:href="Pictures/100000010000017B0000017BFE466D071986DC7D.png" xlink:type="simple" xlink:show="embed" xlink:actuate="onLoad" draw:mime-type="image/png"/></draw:frame><draw:frame draw:style-name="fr1" draw:name="Image3" text:anchor-type="char" svg:x="8.71cm" svg:y="-1.402cm" svg:width="9.999cm" svg:height="9.999cm" draw:z-index="2"><draw:image xlink:href="Pictures/100005A80000272A0000272A03C7B313BC674A12.svg" xlink:type="simple" xlink:show="embed" xlink:actuate="onLoad" draw:mime-type="image/svg+xml"/><draw:image xlink:href="Pictures/100000010000017B0000017BAC4FCFEDF4F5FB48.png" xlink:type="simple" xlink:show="embed" xlink:actuate="onLoad" draw:mime-type="image/png"/></draw:frame><draw:frame draw:style-name="fr1" draw:name="Image4" text:anchor-type="char" svg:x="8.71cm" svg:y="17.357cm" svg:width="9.999cm" svg:height="9.999cm" draw:z-index="3"><draw:image xlink:href="Pictures/100003830000272A0000272A34B65F28A6F1C343.svg" xlink:type="simple" xlink:show="embed" xlink:actuate="onLoad" draw:mime-type="image/svg+xml"/><draw:image xlink:href="Pictures/100000010000017B0000017BE2DFA91FF3BDF7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1:03:21.476498852</meta:creation-date>
    <dc:date>2023-05-16T11:05:18.558978583</dc:date>
    <meta:editing-duration>PT1M57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